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.17cm" svg:height="8.987cm" svg:x="10.543cm" svg:y="17.632cm">
            <draw:object draw:notify-on-update-of-ranges="Лист1.A29:Лист1.A33 Лист1.A27:Лист1.A27 Лист1.B29:Лист1.B33 Лист1.D29:Лист1.D31 Лист1.D27:Лист1.D27 Лист1.E29:Лист1.E31 Лист1.G29:Лист1.G31 Лист1.G27:Лист1.G27 Лист1.H29:Лист1.H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39.363cm" svg:y="23.135cm">
            <draw:object draw:notify-on-update-of-ranges="Лист1.P40:Лист1.P40 Лист1.P41:Лист1.P41 Лист1.P40:Лист1.P40 Лист1.Q41:Лист1.Q41 Лист1.P39:Лист1.P39 Лист1.Q42:Лист1.Q42 Лист1.P42:Лист1.P42 Лист1.P44:Лист1.P45 Лист1.O44:Лист1.O44 Лист1.Q44:Лист1.Q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1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1 = 8,71 m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2 = 7,52 mm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Частота = 1.14834 МГц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микрометр реверсну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цена деления мквинта = 4 мкм</text:p>
          </table:table-cell>
          <table:table-cell/>
          <table:table-cell office:value-type="string" calcext:value-type="string">
            <text:p>надо потом умножить значения в таблице на 0,4 (один полный круг 0,4 мм)</text:p>
          </table:table-cell>
          <table:table-cell table:number-columns-repeated="5"/>
          <table:table-cell office:value-type="string" calcext:value-type="string">
            <text:p>максимумы слева направо (от минус 2 до 2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част. MHz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14834</text:p>
          </table:table-cell>
          <table:table-cell office:value-type="float" office:value="7.89" calcext:value-type="float">
            <text:p>7,89</text:p>
          </table:table-cell>
          <table:table-cell office:value-type="float" office:value="8.08" calcext:value-type="float">
            <text:p>8,0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.206</text:p>
          </table:table-cell>
          <table:table-cell office:value-type="float" office:value="7.61" calcext:value-type="float">
            <text:p>7,61</text:p>
          </table:table-cell>
          <table:table-cell office:value-type="float" office:value="8.08" calcext:value-type="float">
            <text:p>8,08</text:p>
          </table:table-cell>
          <table:table-cell office:value-type="float" office:value="8.46" calcext:value-type="float">
            <text:p>8,46</text:p>
          </table:table-cell>
          <table:table-cell office:value-type="float" office:value="8.84" calcext:value-type="float">
            <text:p>8,84</text:p>
          </table:table-cell>
          <table:table-cell office:value-type="float" office:value="9.26" calcext:value-type="float">
            <text:p>9,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145</text:p>
          </table:table-cell>
          <table:table-cell office:value-type="float" office:value="7.68" calcext:value-type="float">
            <text:p>7,68</text:p>
          </table:table-cell>
          <table:table-cell office:value-type="float" office:value="8.29" calcext:value-type="float">
            <text:p>8,29</text:p>
          </table:table-cell>
          <table:table-cell office:value-type="float" office:value="8.57" calcext:value-type="float">
            <text:p>8,57</text:p>
          </table:table-cell>
          <table:table-cell office:value-type="float" office:value="8.77" calcext:value-type="float">
            <text:p>8,77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47</text:p>
          </table:table-cell>
          <table:table-cell office:value-type="float" office:value="8.05" calcext:value-type="float">
            <text:p>8,05</text:p>
          </table:table-cell>
          <table:table-cell office:value-type="float" office:value="8.5" calcext:value-type="float">
            <text:p>8,5</text:p>
          </table:table-cell>
          <table:table-cell office:value-type="float" office:value="9.3" calcext:value-type="float">
            <text:p>9,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.517</text:p>
          </table:table-cell>
          <table:table-cell office:value-type="float" office:value="7.6" calcext:value-type="float">
            <text:p>7,6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.3" calcext:value-type="float">
            <text:p>9,3</text:p>
          </table:table-cell>
          <table:table-cell office:value-type="float" office:value="9.43" calcext:value-type="float">
            <text:p>9,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Пункт 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казания микрометра 5,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калибровка шкалы: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ллиметровых делений пластинки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 окуляре: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расстояние</text:p>
          </table:table-cell>
          <table:table-cell office:value-type="string" calcext:value-type="string">
            <text:p>Кол-во полос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.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лямбда зел = 6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Опыт 1</text:p>
          </table:table-cell>
          <table:table-cell table:number-columns-repeated="2"/>
          <table:table-cell office:value-type="string" calcext:value-type="string">
            <text:p>Опыт 2</text:p>
          </table:table-cell>
          <table:table-cell table:number-columns-repeated="2"/>
          <table:table-cell office:value-type="string" calcext:value-type="string">
            <text:p>Опыт 3</text:p>
          </table:table-cell>
          <table:table-cell table:number-columns-repeated="2"/>
          <table:table-cell office:value-type="string" calcext:value-type="string">
            <text:p>Результат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,115 МГц</text:p>
          </table:table-cell>
          <table:table-cell table:number-columns-repeated="2"/>
          <table:table-cell office:value-type="string" calcext:value-type="string">
            <text:p>1,477 МГц</text:p>
          </table:table-cell>
          <table:table-cell table:number-columns-repeated="2"/>
          <table:table-cell office:value-type="string" calcext:value-type="string">
            <text:p>2,106 МГц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_m, мкм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_m, мкм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_m, мкм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tg alpha, мкм</text:p>
          </table:table-cell>
          <table:table-cell office:value-type="string" calcext:value-type="string">
            <text:p>сигма tg alpha</text:p>
          </table:table-cell>
          <table:table-cell office:value-type="string" calcext:value-type="string">
            <text:p>Л, мм</text:p>
          </table:table-cell>
          <table:table-cell office:value-type="string" calcext:value-type="string">
            <text:p>сигма Л, мм</text:p>
          </table:table-cell>
          <table:table-cell office:value-type="string" calcext:value-type="string">
            <text:p>v, м/с</text:p>
          </table:table-cell>
          <table:table-cell office:value-type="string" calcext:value-type="string">
            <text:p>сигма v м/с</text:p>
          </table:table-cell>
          <table:table-cell table:number-columns-repeated="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.115" calcext:value-type="float">
            <text:p>1,115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0.3*(605*(10)^(-3))/[.K29]*1000" office:value-type="float" office:value="1.3544776119403" calcext:value-type="float">
            <text:p>1,3544776119403</text:p>
          </table:table-cell>
          <table:table-cell table:formula="of:=SQRT(((0.1)/30)^2 + 0.05*0.05)*[.M29]" office:value-type="float" office:value="0.0678742112605643" calcext:value-type="float">
            <text:p>0,067874211260564</text:p>
          </table:table-cell>
          <table:table-cell table:formula="of:=[.M29]*[.J29]*1000" office:value-type="float" office:value="1510.24253731343" calcext:value-type="float">
            <text:p>1510,24253731343</text:p>
          </table:table-cell>
          <table:table-cell table:formula="of:=SQRT(([.N29]/[.M29])^2 + (0.001/[.J29])^2)*[.O29]" office:value-type="float" office:value="75.6918654608993" calcext:value-type="float">
            <text:p>75,6918654608993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1.477" calcext:value-type="float">
            <text:p>1,477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formula="of:=0.3*(605*(10)^(-3))/[.K30]*1000" office:value-type="float" office:value="1.00833333333333" calcext:value-type="float">
            <text:p>1,00833333333333</text:p>
          </table:table-cell>
          <table:table-cell table:formula="of:=SQRT(((0.1)/30)^2 + 0.05*0.05)*[.M30]" office:value-type="float" office:value="0.0505285794939756" calcext:value-type="float">
            <text:p>0,050528579493976</text:p>
          </table:table-cell>
          <table:table-cell table:formula="of:=[.M30]*[.J30]*1000" office:value-type="float" office:value="1489.30833333333" calcext:value-type="float">
            <text:p>1489,30833333333</text:p>
          </table:table-cell>
          <table:table-cell table:formula="of:=SQRT(([.N30]/[.M30])^2 + (0.001/[.J30])^2)*[.O30]" office:value-type="float" office:value="74.6375233826318" calcext:value-type="float">
            <text:p>74,637523382631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2.106" calcext:value-type="float">
            <text:p>2,106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formula="of:=0.3*(605*(10)^(-3))/[.K31]*1000" office:value-type="float" office:value="0.698076923076923" calcext:value-type="float">
            <text:p>0,698076923076923</text:p>
          </table:table-cell>
          <table:table-cell table:formula="of:=SQRT(((0.1)/30)^2 + 0.05*0.05)*[.M31]" office:value-type="float" office:value="0.03498132426506" calcext:value-type="float">
            <text:p>0,03498132426506</text:p>
          </table:table-cell>
          <table:table-cell table:formula="of:=[.M31]*[.J31]*1000" office:value-type="float" office:value="1470.15" calcext:value-type="float">
            <text:p>1470,15</text:p>
          </table:table-cell>
          <table:table-cell table:formula="of:=SQRT(([.N31]/[.M31])^2 + (0.001/[.J31])^2)*[.O31]" office:value-type="float" office:value="73.6739761916685" calcext:value-type="float">
            <text:p>73,67397619166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Метод темного поля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ю</text:p>
          </table:table-cell>
          <table:table-cell table:number-columns-repeated="18"/>
          <table:table-cell office:value-type="string" calcext:value-type="string">
            <text:p>темное поле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ню</text:p>
          </table:table-cell>
          <table:table-cell office:value-type="string" calcext:value-type="string">
            <text:p>l мм</text:p>
          </table:table-cell>
          <table:table-cell office:value-type="string" calcext:value-type="string">
            <text:p>сигма l</text:p>
          </table:table-cell>
          <table:table-cell office:value-type="string" calcext:value-type="string">
            <text:p>Л, мм</text:p>
          </table:table-cell>
          <table:table-cell office:value-type="string" calcext:value-type="string">
            <text:p>сигма Л</text:p>
          </table:table-cell>
          <table:table-cell office:value-type="string" calcext:value-type="string">
            <text:p>v, м/с</text:p>
          </table:table-cell>
          <table:table-cell office:value-type="string" calcext:value-type="string">
            <text:p>сигма v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Результаты</text:p>
          </table:table-cell>
          <table:table-cell table:number-columns-repeated="2"/>
          <table:table-cell office:value-type="float" office:value="1.052" calcext:value-type="float">
            <text:p>1,05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table:formula="of:=0.3*605*0.001/[.T38]" office:value-type="float" office:value="1.134375" calcext:value-type="float">
            <text:p>1,134375</text:p>
          </table:table-cell>
          <table:table-cell table:formula="of:=SQRT((0.1/30)^2 + (0.05/[.T38])^2)*[.V38]" office:value-type="float" office:value="0.35451235359307" calcext:value-type="float">
            <text:p>0,35451235359307</text:p>
          </table:table-cell>
          <table:table-cell table:formula="of:=[.S38]*[.V38]*1000" office:value-type="float" office:value="1193.3625" calcext:value-type="float">
            <text:p>1193,3625</text:p>
          </table:table-cell>
          <table:table-cell table:formula="of:=SQRT(([.W38]/[.V38])^2 + (0.001/[.S38])^2)*[.X38]" office:value-type="float" office:value="372.948721162949" calcext:value-type="float">
            <text:p>372,9487211629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скорость ультразвука во втором эксперименте</text:p>
          </table:table-cell>
          <table:table-cell table:number-columns-repeated="2"/>
          <table:table-cell office:value-type="float" office:value="0.819" calcext:value-type="float">
            <text:p>0,819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table:formula="of:=0.3*605*0.001/[.T39]" office:value-type="float" office:value="1.39615384615385" calcext:value-type="float">
            <text:p>1,39615384615385</text:p>
          </table:table-cell>
          <table:table-cell table:formula="of:=SQRT((0.1/30)^2 + (0.05/[.T39])^2)*[.V39]" office:value-type="float" office:value="0.537002414808706" calcext:value-type="float">
            <text:p>0,537002414808706</text:p>
          </table:table-cell>
          <table:table-cell table:formula="of:=[.S39]*[.V39]*1000" office:value-type="float" office:value="1143.45" calcext:value-type="float">
            <text:p>1143,45</text:p>
          </table:table-cell>
          <table:table-cell table:formula="of:=SQRT(([.W39]/[.V39])^2 + (0.001/[.S39])^2)*[.X39]" office:value-type="float" office:value="439.80719375674" calcext:value-type="float">
            <text:p>439,8071937567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скорость ультразвука в первом эксперименте</text:p>
          </table:table-cell>
          <table:table-cell office:value-type="string" calcext:value-type="string">
            <text:p>скорость ультразвука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490" calcext:value-type="float">
            <text:p>1490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office:value-type="string" calcext:value-type="string">
            <text:p>Табличное значение скорости ультразвука в воде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480" calcext:value-type="float">
            <text:p>148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 style:data-style-name="N2" text:time-value="19:36:21.1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4:32:41.534000000</meta:creation-date>
    <meta:generator>LibreOffice/7.1.0.3$Windows_X86_64 LibreOffice_project/f6099ecf3d29644b5008cc8f48f42f4a40986e4c</meta:generator>
    <dc:date>2022-05-18T17:41:09.377000000</dc:date>
    <meta:editing-duration>PT5H17M9S</meta:editing-duration>
    <meta:editing-cycles>4</meta:editing-cycles>
    <meta:document-statistic meta:table-count="1" meta:cell-count="15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onstant"/>
    </style:style>
    <style:style style:name="ch5" style:family="chart" style:data-style-name="N0">
      <style:chart-properties chart:display-label="true" chart:logarithmic="false" chart:minimum="-3" chart:maximum="3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1400" chart:maximum="21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chart-properties chart:error-lower-limit="10" chart:error-upper-limit="1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171cm" svg:height="8.988cm" xlink:href=".." xlink:type="simple" chart:class="chart:scatter" chart:style-name="ch1">
        <chart:title svg:x="3.337cm" svg:y="0.1cm" chart:style-name="ch2">
          <text:p>Зависимость координаты максимума от порядка</text:p>
        </chart:title>
        <chart:legend chart:legend-position="end" svg:x="15.781cm" svg:y="0.3cm" style:legend-expansion="custom" svg:width="2.845cm" svg:height="8.194cm" style:legend-expansion-aspect-ratio="0.347205272150354" chart:style-name="ch3"/>
        <chart:plot-area chart:style-name="ch4" table:cell-range-address="Лист1.A29:Лист1.B33 Лист1.A27:Лист1.A27 Лист1.D27:Лист1.D27 Лист1.E29:Лист1.E31 Лист1.G27:Лист1.G27 Лист1.H29:Лист1.H31" chart:data-source-has-labels="row" svg:x="0.716cm" svg:y="0.985cm" svg:width="14.692cm" svg:height="7.089cm">
          <chart:coordinate-region svg:x="0.875cm" svg:y="1.187cm" svg:width="14.436cm" svg:height="6.234cm"/>
          <chart:axis chart:dimension="x" chart:name="primary-x" chart:style-name="ch5">
            <chart:title svg:x="5.288cm" svg:y="8.074cm" chart:style-name="ch6">
              <text:p>порядок дифракционного максимума, m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66cm" svg:y="7.829cm" chart:style-name="ch10">
              <text:p>координата дифракционного максимума, x_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B29:Лист1.B33" chart:label-cell-address="Лист1.A27:Лист1.A27" chart:class="chart:scatter">
            <chart:domain table:cell-range-address="Лист1.A29:Лист1.A33"/>
            <chart:regression-curve chart:style-name="ch12">
              <chart:equation chart:display-equation="true" chart:display-r-square="false" svg:x="15.267cm" svg:y="2.772cm"/>
            </chart:regression-curve>
            <chart:error-indicator chart:style-name="ch13" chart:dimension="y"/>
            <chart:data-point/>
            <chart:data-point chart:style-name="ch14"/>
            <chart:data-point chart:repeated="3"/>
          </chart:series>
          <chart:series chart:style-name="ch15" chart:values-cell-range-address="Лист1.E29:Лист1.E31" chart:label-cell-address="Лист1.D27:Лист1.D27" chart:class="chart:scatter">
            <chart:domain table:cell-range-address="Лист1.D29:Лист1.D31"/>
            <chart:regression-curve chart:style-name="ch16">
              <chart:equation chart:display-equation="true" chart:display-r-square="false" svg:x="15.241cm" svg:y="5.281cm"/>
            </chart:regression-curve>
            <chart:error-indicator chart:style-name="ch13" chart:dimension="y"/>
            <chart:data-point chart:repeated="3"/>
          </chart:series>
          <chart:series chart:style-name="ch17" chart:values-cell-range-address="Лист1.H29:Лист1.H31" chart:label-cell-address="Лист1.G27:Лист1.G27" chart:class="chart:scatter">
            <chart:domain table:cell-range-address="Лист1.G29:Лист1.G31"/>
            <chart:regression-curve chart:style-name="ch18">
              <chart:equation chart:display-equation="true" chart:display-r-square="false" svg:x="15.325cm" svg:y="7.781cm"/>
            </chart:regression-curve>
            <chart:error-indicator chart:style-name="ch13" chart:dimension="y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,115 МГц</text:p>
                <draw:g>
                  <svg:desc>Лист1.A27:Лист1.A27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1,477 МГц</text:p>
                <draw:g>
                  <svg:desc>Лист1.D27:Лист1.D27</svg:desc>
                </draw:g>
              </table:table-cell>
              <table:table-cell office:value-type="string">
                <text:p>Столбец G</text:p>
              </table:table-cell>
              <table:table-cell office:value-type="string">
                <text:p>2,106 МГц</text:p>
                <draw:g>
                  <svg:desc>Лист1.G27:Лист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1.A29:Лист1.A33</svg:desc>
                </draw:g>
              </table:table-cell>
              <table:table-cell office:value-type="float" office:value="1980">
                <text:p>1980</text:p>
                <draw:g>
                  <svg:desc>Лист1.B29:Лист1.B33</svg:desc>
                </draw:g>
              </table:table-cell>
              <table:table-cell office:value-type="float" office:value="-1">
                <text:p>-1</text:p>
                <draw:g>
                  <svg:desc>Лист1.D29:Лист1.D31</svg:desc>
                </draw:g>
              </table:table-cell>
              <table:table-cell office:value-type="float" office:value="1900">
                <text:p>1900</text:p>
                <draw:g>
                  <svg:desc>Лист1.E29:Лист1.E31</svg:desc>
                </draw:g>
              </table:table-cell>
              <table:table-cell office:value-type="float" office:value="-1">
                <text:p>-1</text:p>
                <draw:g>
                  <svg:desc>Лист1.G29:Лист1.G31</svg:desc>
                </draw:g>
              </table:table-cell>
              <table:table-cell office:value-type="float" office:value="1980">
                <text:p>1980</text:p>
                <draw:g>
                  <svg:desc>Лист1.H29:Лист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20">
                <text:p>172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700" chart:maximum="1650" chart:origin="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lower-limit="100" chart:error-upper-limit="10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38"/>
      <style:graphic-properties draw:stroke="none" svg:stroke-width="0.08cm" svg:stroke-color="#158466" draw:fill-color="#158466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percentage" chart:error-percentage="3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width="0.05cm" svg:stroke-color="#ff420e"/>
    </style:style>
    <style:style style:name="ch17" style:family="chart">
      <style:chart-properties chart:solid-type="cuboid" chart:symbol-type="named-symbol" chart:symbol-name="diamond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3.899cm" svg:y="0.315cm" chart:style-name="ch2">
          <text:p>Скорость ультразвука в воде</text:p>
        </chart:title>
        <chart:legend chart:legend-position="end" svg:x="11.76cm" svg:y="0.358cm" style:legend-expansion="custom" svg:width="3.952cm" svg:height="8.134cm" style:legend-expansion-aspect-ratio="0.48586181460536" chart:style-name="ch3"/>
        <chart:plot-area chart:style-name="ch4" table:cell-range-address="Лист1.P39:Лист1.P41 Лист1.Q41:Лист1.Q42 Лист1.O44:Лист1.O44 Лист1.Q44:Лист1.Q45" chart:data-source-has-labels="row" svg:x="1.32cm" svg:y="1.299cm" svg:width="10.029cm" svg:height="6.54cm">
          <chart:coordinate-region svg:x="2.143cm" svg:y="1.299cm" svg:width="8.919cm" svg:height="5.887cm"/>
          <chart:axis chart:dimension="x" chart:name="primary-x" chart:style-name="ch5">
            <chart:title svg:x="5.54cm" svg:y="7.997cm" chart:style-name="ch6">
              <text:p>номер эксперимента</text:p>
            </chart:title>
            <chart:grid chart:style-name="ch7" chart:class="major"/>
          </chart:axis>
          <chart:axis chart:dimension="y" chart:name="primary-y" chart:style-name="ch8">
            <chart:title svg:x="0.451cm" svg:y="7.23cm" chart:style-name="ch9">
              <text:p>Скорость ультразвука в воде v, м/с</text:p>
            </chart:title>
            <chart:grid chart:style-name="ch7" chart:class="major"/>
          </chart:axis>
          <chart:series chart:style-name="ch10" chart:values-cell-range-address="Лист1.Q41:Лист1.Q41" chart:label-cell-address="Лист1.P40:Лист1.P40" chart:class="chart:scatter">
            <chart:domain table:cell-range-address="Лист1.P41:Лист1.P41"/>
            <chart:error-indicator chart:style-name="ch11" chart:dimension="y"/>
            <chart:data-point/>
          </chart:series>
          <chart:series chart:style-name="ch12" chart:values-cell-range-address="Лист1.Q42:Лист1.Q42" chart:label-cell-address="Лист1.P39:Лист1.P39" chart:class="chart:scatter">
            <chart:domain table:cell-range-address="Лист1.P42:Лист1.P42"/>
            <chart:error-indicator chart:style-name="ch13" chart:dimension="y"/>
            <chart:data-point chart:style-name="ch14"/>
          </chart:series>
          <chart:series chart:style-name="ch15" chart:values-cell-range-address="Лист1.Q44:Лист1.Q45" chart:label-cell-address="Лист1.O44:Лист1.O44" chart:class="chart:scatter">
            <chart:domain table:cell-range-address="Лист1.P44:Лист1.P45"/>
            <chart:regression-curve chart:style-name="ch16"/>
            <chart:data-point chart:style-name="ch17"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корость ультразвука в первом эксперименте</text:p>
                <draw:g>
                  <svg:desc>Лист1.P40:Лист1.P40</svg:desc>
                </draw:g>
              </table:table-cell>
              <table:table-cell office:value-type="string">
                <text:p/>
              </table:table-cell>
              <table:table-cell office:value-type="string">
                <text:p>скорость ультразвука во втором эксперименте</text:p>
                <draw:g>
                  <svg:desc>Лист1.P39:Лист1.P39</svg:desc>
                </draw:g>
              </table:table-cell>
              <table:table-cell office:value-type="string">
                <text:p>Столбец P</text:p>
              </table:table-cell>
              <table:table-cell office:value-type="string">
                <text:p>Табличное значение скорости ультразвука в воде</text:p>
                <draw:g>
                  <svg:desc>Лист1.O44:Лист1.O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P41:Лист1.P41</svg:desc>
                </draw:g>
              </table:table-cell>
              <table:table-cell office:value-type="float" office:value="1490">
                <text:p>1490</text:p>
                <draw:g>
                  <svg:desc>Лист1.Q41:Лист1.Q41</svg:desc>
                </draw:g>
              </table:table-cell>
              <table:table-cell office:value-type="float" office:value="2">
                <text:p>2</text:p>
                <draw:g>
                  <svg:desc>Лист1.P42:Лист1.P42</svg:desc>
                </draw:g>
              </table:table-cell>
              <table:table-cell office:value-type="float" office:value="1160">
                <text:p>1160</text:p>
                <draw:g>
                  <svg:desc>Лист1.Q42:Лист1.Q42</svg:desc>
                </draw:g>
              </table:table-cell>
              <table:table-cell office:value-type="float" office:value="0">
                <text:p>0</text:p>
                <draw:g>
                  <svg:desc>Лист1.P44:Лист1.P45</svg:desc>
                </draw:g>
              </table:table-cell>
              <table:table-cell office:value-type="float" office:value="1480">
                <text:p>1480</text:p>
                <draw:g>
                  <svg:desc>Лист1.Q44:Лист1.Q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480">
                <text:p>1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